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61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3.944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1.662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8.5pt" style:font-size-asian="8.5pt" style:font-size-complex="8.5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8.5pt" style:font-size-asian="8.5pt" style:font-size-complex="8.5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8.5pt" style:font-size-asian="8.5pt" style:font-size-complex="8.5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8.5pt" style:font-size-asian="8.5pt" style:font-size-complex="8.5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8.5pt" fo:font-weight="bold" style:font-size-asian="8.5pt" style:font-weight-asian="bold" style:font-size-complex="8.5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8.5pt" fo:font-style="italic" style:text-underline-style="solid" style:text-underline-width="auto" style:text-underline-color="font-color" fo:font-weight="bold" style:font-size-asian="8.5pt" style:font-style-asian="italic" style:font-weight-asian="bold" style:font-size-complex="8.5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8.5pt" fo:font-style="normal" style:font-size-asian="8.5pt" style:font-style-asian="normal" style:font-size-complex="8.5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8.5pt" fo:font-style="normal" style:font-size-asian="8.5pt" style:font-style-asian="normal" style:font-size-complex="8.5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8.5pt" fo:font-style="italic" style:text-underline-style="solid" style:text-underline-width="auto" style:text-underline-color="font-color" fo:font-weight="bold" style:font-size-asian="8.5pt" style:font-style-asian="italic" style:font-weight-asian="bold" style:font-size-complex="8.5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8.5pt" style:text-underline-style="none" style:font-size-asian="8.5pt" style:font-size-complex="8.5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8.5pt" style:text-underline-style="none" style:font-size-asian="8.5pt" style:font-size-complex="8.5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8.5pt" fo:font-style="italic" style:text-underline-style="solid" style:text-underline-width="auto" style:text-underline-color="font-color" fo:font-weight="bold" style:font-size-asian="8.5pt" style:font-style-asian="italic" style:font-weight-asian="bold" style:font-size-complex="8.5pt" style:font-style-complex="italic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8.5pt" fo:font-weight="bold" style:font-size-asian="8.5pt" style:font-weight-asian="bold" style:font-size-complex="8.5pt" style:font-weight-complex="bold"/>
    </style:style>
    <style:style style:name="ce17" style:family="table-cell" style:parent-style-name="Default" style:data-style-name="N84">
      <style:text-properties fo:font-size="8.5pt" fo:font-style="italic" style:font-size-asian="8.5pt" style:font-style-asian="italic" style:font-size-complex="8.5pt" style:font-style-complex="italic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fo:font-size="8.5pt" style:font-size-asian="8.5pt" style:font-size-complex="8.5pt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8.5pt" style:font-size-asian="8.5pt" style:font-size-complex="8.5pt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8.5pt" fo:font-style="normal" style:font-size-asian="8.5pt" style:font-style-asian="normal" style:font-size-complex="8.5pt" style:font-style-complex="normal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8.5pt" fo:font-style="normal" style:font-size-asian="8.5pt" style:font-style-asian="normal" style:font-size-complex="8.5pt" style:font-style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size="8.5pt" style:font-size-asian="8.5pt" style:font-size-complex="8.5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8.5pt" fo:font-weight="bold" style:font-size-asian="8.5pt" style:font-weight-asian="bold" style:font-size-complex="8.5pt" style:font-weight-complex="bold"/>
    </style:style>
    <style:style style:name="ce24" style:family="table-cell" style:parent-style-name="Default" style:data-style-name="N84">
      <style:table-cell-properties fo:border-bottom="none" fo:border-left="none" fo:border-right="0.002cm solid #000000" fo:border-top="none"/>
      <style:text-properties fo:font-size="8.5pt" fo:font-style="italic" style:font-size-asian="8.5pt" style:font-style-asian="italic" style:font-size-complex="8.5pt" style:font-style-complex="italic"/>
    </style:style>
    <style:style style:name="ce25" style:family="table-cell" style:parent-style-name="Default">
      <style:table-cell-properties fo:border-bottom="none" fo:border-left="none" fo:border-right="0.002cm solid #000000" fo:border-top="none"/>
    </style:style>
    <style:style style:name="ce26" style:family="table-cell" style:parent-style-name="Default">
      <style:table-cell-properties fo:border-bottom="0.002cm solid #000000" fo:border-left="none" fo:border-right="0.002cm solid #000000" fo:border-top="non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.5pt" fo:font-weight="bold" style:font-size-asian="8.5pt" style:font-weight-asian="bold" style:font-size-complex="8.5pt" style:font-weight-complex="bold"/>
    </style:style>
    <style:style style:name="ce28" style:family="table-cell" style:parent-style-name="Default">
      <style:table-cell-properties fo:border="none"/>
      <style:text-properties fo:font-size="8.5pt" style:font-size-asian="8.5pt" style:font-size-complex="8.5pt"/>
    </style:style>
    <style:style style:name="ce29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30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31" style:family="table-cell" style:parent-style-name="Default">
      <style:table-cell-properties fo:border-bottom="none" fo:border-left="0.002cm solid #000000" fo:border-right="none" fo:border-top="none"/>
      <style:text-properties fo:color="#000000" fo:font-size="8.5pt" style:font-size-asian="8.5pt" style:font-size-complex="8.5pt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8.5pt" fo:font-style="italic" fo:font-weight="bold" style:font-size-asian="8.5pt" style:font-style-asian="italic" style:font-weight-asian="bold" style:font-size-complex="8.5pt" style:font-style-complex="italic" style:font-weight-complex="bold"/>
    </style:style>
    <style:style style:name="ce33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8.5pt" fo:font-style="italic" style:font-size-asian="8.5pt" style:font-style-asian="italic" style:font-size-complex="8.5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8.5pt" fo:font-style="italic" style:font-size-asian="8.5pt" style:font-style-asian="italic" style:font-size-complex="8.5pt" style:font-style-complex="italic"/>
    </style:style>
    <style:style style:name="ce3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36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39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40" style:family="table-cell" style:parent-style-name="Default">
      <style:table-cell-properties fo:border-bottom="0.002cm solid #000000" fo:border-left="0.002cm solid #000000" fo:border-right="none" fo:border-top="none"/>
      <style:text-properties fo:color="#000000" fo:font-size="8.5pt" style:text-underline-style="solid" style:text-underline-width="auto" style:text-underline-color="font-color" style:font-size-asian="8.5pt" style:font-size-complex="8.5pt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none" fo:border-left="none" fo:border-right="0.002cm solid #000000" fo:border-top="0.002cm solid #000000"/>
      <style:text-properties fo:font-size="8.5pt" fo:font-weight="bold" style:font-size-asian="8.5pt" style:font-weight-asian="bold" style:font-size-complex="8.5pt" style:font-weight-complex="bold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8.5pt" style:font-size-asian="8.5pt" style:font-size-complex="8.5pt"/>
    </style:style>
    <style:style style:name="ce44" style:family="table-cell" style:parent-style-name="Default">
      <style:table-cell-properties fo:border-bottom="0.002cm solid #000000" fo:border-left="none" fo:border-right="none" fo:border-top="none"/>
      <style:text-properties fo:font-size="8.5pt" style:font-size-asian="8.5pt" style:font-size-complex="8.5pt"/>
    </style:style>
    <style:style style:name="ce45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48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0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1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2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3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fo:background-color="transparent" fo:border="none"/>
      <style:text-properties fo:font-size="8.5pt" fo:font-style="italic" style:font-size-asian="8.5pt" style:font-style-asian="italic" style:font-size-complex="8.5pt" style:font-style-complex="italic"/>
    </style:style>
    <style:style style:name="ce58" style:family="table-cell" style:parent-style-name="Default">
      <style:table-cell-properties fo:background-color="transparent" fo:border="none"/>
      <style:text-properties fo:color="#000000" fo:font-size="8.5pt" fo:font-style="italic" style:font-size-asian="8.5pt" style:font-style-asian="italic" style:font-size-complex="8.5pt" style:font-style-complex="italic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32" table:default-cell-style-name="ce1"/>
        <table:table-row table:style-name="ro1">
          <table:table-cell table:number-columns-repeated="260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6" office:value-type="string">
            <text:p>BASIC.DB</text:p>
          </table:table-cell>
          <table:table-cell table:style-name="ce23"/>
          <table:table-cell table:style-name="ce27"/>
          <table:table-cell table:style-name="ce2"/>
          <table:table-cell table:style-name="ce5" table:formula="of:=[.C2]" office:value-type="string" office:string-value="DesInventar8.2">
            <text:p>DesInventar8.2</text:p>
          </table:table-cell>
          <table:table-cell table:style-name="ce16" office:value-type="string">
            <text:p>CORE.DB</text:p>
          </table:table-cell>
          <table:table-cell table:style-name="ce18"/>
          <table:table-cell table:style-name="ce28"/>
          <table:table-cell/>
          <table:table-cell table:style-name="ce2"/>
          <table:table-cell table:style-name="ce5" table:formula="of:=[.H2]" office:value-type="string" office:string-value="DesInventar8.2">
            <text:p>DesInventar8.2</text:p>
          </table:table-cell>
          <table:table-cell table:style-name="ce16" office:value-type="string">
            <text:p>&lt;REGION&gt;.DB</text:p>
          </table:table-cell>
          <table:table-cell table:style-name="ce43"/>
          <table:table-cell table:style-name="ce45" office:value-type="string" table:number-columns-spanned="2" table:number-rows-spanned="1">
            <text:p>Disaster</text:p>
          </table:table-cell>
          <table:covered-table-cell table:style-name="ce18"/>
          <table:table-cell table:style-name="ce18"/>
          <table:table-cell table:number-columns-repeated="241"/>
        </table:table-row>
        <table:table-row table:style-name="ro1">
          <table:table-cell/>
          <table:table-cell table:style-name="ce3"/>
          <table:table-cell table:style-name="Default"/>
          <table:table-cell table:style-name="ce17" office:value-type="date" office:date-value="2009-02-09">
            <text:p>2009-02-09</text:p>
          </table:table-cell>
          <table:table-cell table:style-name="ce24"/>
          <table:table-cell table:style-name="ce17"/>
          <table:table-cell table:style-name="ce3"/>
          <table:table-cell table:style-name="Default"/>
          <table:table-cell table:style-name="ce17" table:formula="of:=[.D3]" office:value-type="date" office:date-value="2009-02-09">
            <text:p>2009-02-09</text:p>
          </table:table-cell>
          <table:table-cell table:style-name="ce19"/>
          <table:table-cell table:style-name="ce28"/>
          <table:table-cell/>
          <table:table-cell table:style-name="ce3"/>
          <table:table-cell/>
          <table:table-cell table:style-name="ce17" table:formula="of:=[.D3]" office:value-type="date" office:date-value="2009-02-09">
            <text:p>2009-02-09</text:p>
          </table:table-cell>
          <table:table-cell/>
          <table:table-cell table:style-name="ce7" office:value-type="string">
            <text:p>Disaster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number-columns-repeated="3"/>
          <table:table-cell table:style-name="ce3" office:value-type="string">
            <text:p>DisasterSerial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8"/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Region</text:p>
          </table:table-cell>
          <table:covered-table-cell table:style-name="ce18"/>
          <table:table-cell table:style-name="ce19"/>
          <table:table-cell table:style-name="ce28"/>
          <table:table-cell/>
          <table:table-cell table:style-name="ce3"/>
          <table:table-cell table:style-name="ce35" office:value-type="string" table:number-columns-spanned="2" table:number-rows-spanned="1">
            <text:p>Info</text:p>
          </table:table-cell>
          <table:covered-table-cell table:style-name="ce18"/>
          <table:table-cell/>
          <table:table-cell table:style-name="ce3" office:value-type="string">
            <text:p>DisasterBeginTime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8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8" office:value-type="string">
            <text:p>VARCHAR(50)</text:p>
          </table:table-cell>
          <table:table-cell/>
          <table:table-cell table:style-name="ce3" office:value-type="string">
            <text:p>DisasterGeographyId</text:p>
          </table:table-cell>
          <table:table-cell table:style-name="ce19" table:formula="of:=[.O45]" office:value-type="string" office:string-value="VARCHAR(100) NOT NULL">
            <text:p>VARCHAR(100) NOT NULL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RegionLabel</text:p>
          </table:table-cell>
          <table:table-cell table:style-name="ce19" office:value-type="string">
            <text:p>VARCHAR(20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19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8"/>
          <table:table-cell table:style-name="ce3"/>
          <table:table-cell table:style-name="ce31" office:value-type="string">
            <text:p>LangIsoCode</text:p>
          </table:table-cell>
          <table:table-cell table:style-name="ce19" table:formula="of:=[.D17]" office:value-type="string" office:string-value="VARCHAR(3)">
            <text:p>VARCHAR(3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2" office:value-type="string">
            <text:p>VARCHAR(1024)</text:p>
          </table:table-cell>
          <table:table-cell/>
          <table:table-cell table:style-name="ce3" office:value-type="string">
            <text:p>DisasterLat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8"/>
          <table:table-cell table:style-name="ce3"/>
          <table:table-cell table:style-name="ce31" office:value-type="string">
            <text:p>CountryIso</text:p>
          </table:table-cell>
          <table:table-cell table:style-name="ce19" table:formula="of:=[.D6]" office:value-type="string" office:string-value="VARCHAR(3)">
            <text:p>VARCHAR(3)</text:p>
          </table:table-cell>
          <table:table-cell table:style-name="ce19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DisasterLong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9"/>
          <table:table-cell table:style-name="ce3"/>
          <table:table-cell table:style-name="ce31" office:value-type="string">
            <text:p>Region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8"/>
          <table:table-cell/>
          <table:table-cell table:style-name="ce3" office:value-type="string">
            <text:p>DisasterSource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9"/>
          <table:table-cell table:style-name="ce3"/>
          <table:table-cell table:style-name="ce31" office:value-type="string">
            <text:p>RegionStatus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RecordStatus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9"/>
          <table:table-cell table:style-name="ce3"/>
          <table:table-cell table:style-name="ce31" office:value-type="string">
            <text:p>Region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8"/>
          <table:table-cell/>
          <table:table-cell table:style-name="ce3"/>
          <table:table-cell table:style-name="ce14" office:value-type="string">
            <text:p>EventLang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RecordAuthor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0"/>
          <table:table-cell table:style-name="ce29"/>
          <table:table-cell table:style-name="ce3"/>
          <table:table-cell table:style-name="ce31" office:value-type="string">
            <text:p>IsCRegion</text:p>
          </table:table-cell>
          <table:table-cell table:style-name="ce19" office:value-type="string">
            <text:p>BOOLEAN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l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RecordCreation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BOOLEAN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Record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BOOLEAN NOT NULL DEFAULT TRUE</text:p>
          </table:table-cell>
          <table:table-cell/>
          <table:table-cell table:style-name="ce3" office:value-type="string">
            <text:p>Event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19"/>
          <table:table-cell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19" office:value-type="string">
            <text:p>BOOLEAN NOT NULL DEFAULT False</text:p>
          </table:table-cell>
          <table:table-cell/>
          <table:table-cell table:style-name="ce3" office:value-type="string">
            <text:p>Even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8" office:value-type="string">
            <text:p>VARCHAR(3)</text:p>
          </table:table-cell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CVRegionItem</text:p>
          </table:table-cell>
          <table:covered-table-cell table:style-name="ce18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ventDur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ventMagnitude</text:p>
          </table:table-cell>
          <table:table-cell table:style-name="ce19" office:value-type="string">
            <text:p>VARCHAR(80)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7" office:value-type="string">
            <text:p>RegionItem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8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Caus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PeopleDea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Event</text:p>
          </table:table-cell>
          <table:covered-table-cell table:style-name="ce18"/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RegionAuth</text:p>
          </table:table-cell>
          <table:covered-table-cell/>
          <table:table-cell table:style-name="ce19"/>
          <table:table-cell table:style-name="ce28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8"/>
          <table:table-cell/>
          <table:table-cell table:style-name="ce3" office:value-type="string">
            <text:p>EffectPeopleMissing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8"/>
          <table:table-cell table:style-name="ce3"/>
          <table:table-cell table:style-name="ce10" table:formula="of:=[.H39]" office:value-type="string" office:string-value="Username">
            <text:p>Username</text:p>
          </table:table-cell>
          <table:table-cell table:style-name="ce18" table:formula="of:=[.I39]" office:value-type="string" office:string-value="VARCHAR(20) NOT NULL">
            <text:p>VARCHAR(2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EffectPeopleInjur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14" office:value-type="string">
            <text:p>EventLang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8"/>
          <table:table-cell table:style-name="ce3"/>
          <table:table-cell table:style-name="ce7" table:formula="of:=[.H6]" office:value-type="string" office:string-value="RegionId">
            <text:p>RegionId</text:p>
          </table:table-cell>
          <table:table-cell table:style-name="ce19" table:formula="of:=[.I6]" office:value-type="string" office:string-value="VARCHAR(50)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14" office:value-type="string">
            <text:p>CauseLang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PeopleHarm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3" office:value-type="string">
            <text:p>Even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7" office:value-type="string">
            <text:p>Auth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People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AuthValu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Evacu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BOOLEAN</text:p>
          </table:table-cell>
          <table:table-cell table:style-name="ce19"/>
          <table:table-cell table:style-name="ce28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BOOLEAN NOT NULL DEFAULT TRUE</text:p>
          </table:table-cell>
          <table:table-cell/>
          <table:table-cell table:style-name="ce3" office:value-type="string">
            <text:p>EffectPeopleReloc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8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19" office:value-type="string">
            <text:p>BOOLEAN NOT NULL DEFAULT False</text:p>
          </table:table-cell>
          <table:table-cell/>
          <table:table-cell table:style-name="ce3" office:value-type="string">
            <text:p>EffectHousesDestroy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Queries</text:p>
          </table:table-cell>
          <table:covered-table-cell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ffectHouses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8"/>
          <table:table-cell table:style-name="ce3"/>
          <table:table-cell table:style-name="ce10" office:value-type="string">
            <text:p>QueryId</text:p>
          </table:table-cell>
          <table:table-cell table:style-name="ce18" table:formula="of:=[.I6]" office:value-type="string" office:string-value="VARCHAR(50)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Dea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Missing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 table:style-name="ce3"/>
          <table:table-cell table:style-name="ce3" office:value-type="string">
            <text:p>QueryStatus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Injur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Cause</text:p>
          </table:table-cell>
          <table:covered-table-cell table:style-name="ce18"/>
          <table:table-cell table:style-name="ce19"/>
          <table:table-cell table:style-name="ce28"/>
          <table:table-cell table:style-name="ce3"/>
          <table:table-cell table:style-name="ce3" table:formula="of:=[.H39]" office:value-type="string" office:string-value="Username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PeopleHarm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Query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8"/>
          <table:table-cell/>
          <table:table-cell table:style-name="ce3" office:value-type="string">
            <text:p>EffectPeople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14" office:value-type="string">
            <text:p>CauseLang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Que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 NOT NULL</text:p>
          </table:table-cell>
          <table:table-cell/>
          <table:table-cell table:style-name="ce3" office:value-type="string">
            <text:p>EffectPeopleEvacu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GeoLevelLang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PeopleReloc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19" office:value-type="string">
            <text:p>VARCHAR(50) NOT NULL DEFAULT '---'</text:p>
          </table:table-cell>
          <table:table-cell/>
          <table:table-cell table:style-name="ce3" office:value-type="string">
            <text:p>EffectHousesDestroy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BOOLEAN</text:p>
          </table:table-cell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User</text:p>
          </table:table-cell>
          <table:covered-table-cell table:style-name="ce18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19" office:value-type="string">
            <text:p>TEXT NULL</text:p>
          </table:table-cell>
          <table:table-cell/>
          <table:table-cell table:style-name="ce3" office:value-type="string">
            <text:p>EffectHouses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8"/>
          <table:table-cell table:style-name="ce3"/>
          <table:table-cell table:style-name="ce7" office:value-type="string">
            <text:p>Username</text:p>
          </table:table-cell>
          <table:table-cell table:style-name="ce19" office:value-type="string">
            <text:p>VARCHAR(2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1" office:value-type="string">
            <text:p>GeoLevelActive</text:p>
          </table:table-cell>
          <table:table-cell table:style-name="ce19" office:value-type="string">
            <text:p>BOOLEAN NOT NULL DEFAULT False</text:p>
          </table:table-cell>
          <table:table-cell/>
          <table:table-cell table:style-name="ce3" office:value-type="string">
            <text:p>EffectLossesValueLocal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EMail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LossesValueUSD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Passwd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Roads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FullName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2" office:value-type="string">
            <text:p>VARCHAR(50) NULL</text:p>
          </table:table-cell>
          <table:table-cell/>
          <table:table-cell table:style-name="ce3" office:value-type="string">
            <text:p>EffectFarmingAndForest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 table:style-name="ce3"/>
          <table:table-cell table:style-name="ce3" office:value-type="string">
            <text:p>Organization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LiveStock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19"/>
          <table:table-cell/>
          <table:table-cell table:style-name="ce3"/>
          <table:table-cell table:style-name="ce3" table:formula="of:=[.C6]" office:value-type="string" office:string-value="CountryIso">
            <text:p>CountryIso</text:p>
          </table:table-cell>
          <table:table-cell table:style-name="ce19" table:formula="of:=[.D6]" office:value-type="string" office:string-value="VARCHAR(3)">
            <text:p>VARCHAR(3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8"/>
          <table:table-cell/>
          <table:table-cell table:style-name="ce3" office:value-type="string">
            <text:p>EffectEducation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Cit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 NOT NULL</text:p>
          </table:table-cell>
          <table:table-cell/>
          <table:table-cell table:style-name="ce3" office:value-type="string">
            <text:p>EffectMedical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CreationDate 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GeographyLang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OtherLoss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3" office:value-type="string">
            <text:p>DicTranslation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Note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graphyCode</text:p>
          </table:table-cell>
          <table:table-cell table:style-name="ce19" office:value-type="string">
            <text:p>VARCHAR(100) NOT NULL DEFAULT '---'</text:p>
          </table:table-cell>
          <table:table-cell/>
          <table:table-cell table:style-name="ce3" office:value-type="string">
            <text:p>Effec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3" office:value-type="string">
            <text:p>DicTechHelp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BOOLEAN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graphyName</text:p>
          </table:table-cell>
          <table:table-cell table:style-name="ce19" office:value-type="string">
            <text:p>VARCHAR(200) NOT NULL DEFAULT '---'</text:p>
          </table:table-cell>
          <table:table-cell/>
          <table:table-cell table:style-name="ce3" office:value-type="string">
            <text:p>SectorTransport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3" office:value-type="string">
            <text:p>DicBas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graphyLevel</text:p>
          </table:table-cell>
          <table:table-cell table:style-name="ce19" office:value-type="string">
            <text:p>INTEGER DEFAULT -1</text:p>
          </table:table-cell>
          <table:table-cell/>
          <table:table-cell table:style-name="ce3" office:value-type="string">
            <text:p>SectorCommunications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4" office:value-type="string">
            <text:p>DicFullDesc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UserOption</text:p>
          </table:table-cell>
          <table:covered-table-cell table:style-name="ce18"/>
          <table:table-cell table:style-name="ce19"/>
          <table:table-cell table:style-name="ce28"/>
          <table:table-cell/>
          <table:table-cell table:style-name="ce3"/>
          <table:table-cell table:style-name="ce4" office:value-type="string">
            <text:p>GeographyActive</text:p>
          </table:table-cell>
          <table:table-cell table:style-name="ce22" office:value-type="string">
            <text:p>BOOLEAN NOT NULL DEFAULT TRUE</text:p>
          </table:table-cell>
          <table:table-cell/>
          <table:table-cell table:style-name="ce3" office:value-type="string">
            <text:p>SectorRelief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7" table:formula="of:=[.H39]" office:value-type="string" office:string-value="Username">
            <text:p>Username</text:p>
          </table:table-cell>
          <table:table-cell table:style-name="ce19" table:formula="of:=[.I39]" office:value-type="string" office:string-value="VARCHAR(20) NOT NULL">
            <text:p>VARCHAR(2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SectorAgricultural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19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9" office:value-type="string" table:number-columns-spanned="2" table:number-rows-spanned="1">
            <text:p>EEField</text:p>
          </table:table-cell>
          <table:covered-table-cell table:style-name="ce42"/>
          <table:table-cell/>
          <table:table-cell table:style-name="ce3" office:value-type="string">
            <text:p>SectorWaterSupply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OptionValue</text:p>
          </table:table-cell>
          <table:table-cell table:style-name="ce19" office:value-type="string">
            <text:p>VARCHAR(1024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EEFieldId</text:p>
          </table:table-cell>
          <table:table-cell table:style-name="ce19" office:value-type="string">
            <text:p>VARCHAR(30) NOT NULL</text:p>
          </table:table-cell>
          <table:table-cell/>
          <table:table-cell table:style-name="ce3" office:value-type="string">
            <text:p>SectorSewerage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table:formula="of:=[.Q61]" office:value-type="string" office:string-value="EEGroupId">
            <text:p>EEGroupId</text:p>
          </table:table-cell>
          <table:table-cell table:style-name="ce19" table:formula="of:=[.R61]" office:value-type="string" office:string-value="VARCHAR(30)">
            <text:p>VARCHAR(30)</text:p>
          </table:table-cell>
          <table:table-cell/>
          <table:table-cell table:style-name="ce3" office:value-type="string">
            <text:p>SectorEducation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8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EFieldLabel</text:p>
          </table:table-cell>
          <table:table-cell table:style-name="ce19" office:value-type="string">
            <text:p>VARCHAR(30)</text:p>
          </table:table-cell>
          <table:table-cell/>
          <table:table-cell table:style-name="ce3" office:value-type="string">
            <text:p>SectorPower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8"/>
          <table:table-cell table:style-name="ce4"/>
          <table:table-cell table:style-name="ce15" table:number-columns-repeated="2"/>
          <table:table-cell table:style-name="ce22"/>
          <table:table-cell table:style-name="ce28"/>
          <table:table-cell/>
          <table:table-cell table:style-name="ce3"/>
          <table:table-cell table:style-name="ce3" office:value-type="string">
            <text:p>EEField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SectorIndustry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EEFieldType</text:p>
          </table:table-cell>
          <table:table-cell table:style-name="ce19" office:value-type="string">
            <text:p>VARCHAR(20)</text:p>
          </table:table-cell>
          <table:table-cell/>
          <table:table-cell table:style-name="ce3" office:value-type="string">
            <text:p>SectorHealth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6"/>
          <table:table-cell table:style-name="Default"/>
          <table:table-cell/>
          <table:table-cell table:style-name="ce32" office:value-type="string" table:number-columns-spanned="2" table:number-rows-spanned="1">
            <text:p>STATUS FIELDS</text:p>
          </table:table-cell>
          <table:covered-table-cell table:style-name="ce18" table:formula="of:=[.Q64]" office:value-type="string" office:string-value="EEGroupStatus">
            <text:p>EEGroupStatus</text:p>
          </table:covered-table-cell>
          <table:table-cell table:number-columns-repeated="3"/>
          <table:table-cell table:style-name="ce3"/>
          <table:table-cell table:style-name="ce3" office:value-type="string">
            <text:p>EEFieldSize</text:p>
          </table:table-cell>
          <table:table-cell table:style-name="ce19" office:value-type="string">
            <text:p>INTEGER</text:p>
          </table:table-cell>
          <table:table-cell/>
          <table:table-cell table:style-name="ce4" office:value-type="string">
            <text:p>SectorOtherQ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 table:number-columns-repeated="7"/>
          <table:table-cell table:style-name="ce33" office:value-type="string">
            <text:p>PUBLIC, PRIVATE, INACTIVE</text:p>
          </table:table-cell>
          <table:table-cell table:style-name="ce34"/>
          <table:table-cell table:number-columns-repeated="3"/>
          <table:table-cell table:style-name="ce3"/>
          <table:table-cell table:style-name="ce3" office:value-type="string">
            <text:p>EEFieldOrder</text:p>
          </table:table-cell>
          <table:table-cell table:style-name="ce19" office:value-type="string">
            <text:p>INTEGER</text:p>
          </table:table-cell>
          <table:table-cell/>
          <table:table-cell table:style-name="Default" table:number-columns-repeated="2"/>
          <table:table-cell table:style-name="ce19"/>
          <table:table-cell table:number-columns-repeated="241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4" office:value-type="string">
            <text:p>EEFieldStatus</text:p>
          </table:table-cell>
          <table:table-cell table:style-name="ce22" office:value-type="string">
            <text:p>INTEGER</text:p>
          </table:table-cell>
          <table:table-cell/>
          <table:table-cell table:style-name="ce39" office:value-type="string" table:number-columns-spanned="2" table:number-rows-spanned="1">
            <text:p>EEGroup</text:p>
          </table:table-cell>
          <table:covered-table-cell table:style-name="ce18"/>
          <table:table-cell table:style-name="ce19"/>
          <table:table-cell table:number-columns-repeated="241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Default" table:number-columns-repeated="2"/>
          <table:table-cell/>
          <table:table-cell table:style-name="ce7" office:value-type="string">
            <text:p>EEGroupId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41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9" office:value-type="string" table:number-columns-spanned="2" table:number-rows-spanned="1">
            <text:p>EEData</text:p>
          </table:table-cell>
          <table:covered-table-cell table:style-name="ce18"/>
          <table:table-cell/>
          <table:table-cell table:style-name="ce11" office:value-type="string">
            <text:p>EEGroupLabel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41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14" table:formula="of:=[.Q3]" office:value-type="string" office:string-value="DisasterId">
            <text:p>DisasterId</text:p>
          </table:table-cell>
          <table:table-cell table:style-name="ce19" table:formula="of:=[.R3]" office:value-type="string" office:string-value="VARCHAR(50) NOT NULL">
            <text:p>VARCHAR(50) NOT NULL</text:p>
          </table:table-cell>
          <table:table-cell/>
          <table:table-cell table:style-name="ce3" office:value-type="string">
            <text:p>EEGroupDesc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41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40"/>
          <table:table-cell table:style-name="ce22"/>
          <table:table-cell/>
          <table:table-cell table:style-name="ce4" office:value-type="string">
            <text:p>EEGroup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41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4"/>
          <table:table-cell table:style-name="ce15" table:number-columns-repeated="2"/>
          <table:table-cell table:style-name="ce44"/>
          <table:table-cell table:style-name="ce15" table:number-columns-repeated="2"/>
          <table:table-cell table:style-name="ce22"/>
          <table:table-cell table:number-columns-repeated="241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28"/>
          <table:table-cell table:style-name="ce41" table:number-columns-repeated="2"/>
          <table:table-cell table:style-name="ce28"/>
          <table:table-cell table:style-name="ce41" table:number-columns-repeated="2"/>
          <table:table-cell table:style-name="ce28"/>
          <table:table-cell table:number-columns-repeated="241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42"/>
        </table:table-row>
        <table:table-row table:style-name="ro1" table:number-rows-repeated="4">
          <table:table-cell table:number-columns-repeated="7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42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242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42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242"/>
        </table:table-row>
        <table:table-row table:style-name="ro1" table:number-rows-repeated="31">
          <table:table-cell table:number-columns-repeated="7"/>
          <table:table-cell table:style-name="Default" table:number-columns-repeated="2"/>
          <table:table-cell table:number-columns-repeated="251"/>
        </table:table-row>
        <table:table-row table:style-name="ro1" table:number-rows-repeated="65428">
          <table:table-cell table:number-columns-repeated="260"/>
        </table:table-row>
        <table:table-row table:style-name="ro1">
          <table:table-cell table:number-columns-repeated="260"/>
        </table:table-row>
      </table:table>
      <table:table table:name="BASIC" table:style-name="ta1" table:print="false">
        <table:table-column table:style-name="co26" table:default-cell-style-name="ce1"/>
        <table:table-column table:style-name="co27" table:default-cell-style-name="ce1"/>
        <table:table-column table:style-name="co25" table:number-columns-repeated="254" table:default-cell-style-name="ce1"/>
        <table:table-row table:style-name="ro1">
          <table:table-cell table:style-name="ce46" table:formula="of:=CONCATENATE(&quot;/* &quot;; [Tables.D2]; &quot; - &quot;; [Tables.N2])" office:value-type="string" office:string-value="/* BASIC.DB - DesInventar8.2">
            <text:p>/* BASIC.DB - DesInventar8.2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1">
          <table:table-cell table:style-name="ce47" table:formula="of:=[Tables.D3]" office:value-type="date" office:date-value="2009-02-09">
            <text:p>2009-02-09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1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1">
          <table:table-cell/>
          <table:table-cell table:style-name="ce52" office:value-type="string">
            <text:p>);</text:p>
          </table:table-cell>
          <table:table-cell table:number-columns-repeated="254"/>
        </table:table-row>
        <table:table-row table:style-name="ro1">
          <table:table-cell table:style-name="ce48" table:formula="of:=CONCATENATE([.$B$1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1">
          <table:table-cell table:style-name="ce49" table:formula="of:=CONCATENATE([.$B$2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1">
          <table:table-cell table:formula="of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1">
          <table:table-cell table:formula="of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1">
          <table:table-cell table:formula="of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1">
          <table:table-cell table:formula="of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1">
          <table:table-cell table:formula="of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1">
          <table:table-cell table:formula="of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1">
          <table:table-cell table:formula="of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1">
          <table:table-cell table:formula="of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1">
          <table:table-cell table:style-name="ce48" table:formula="of:=CONCATENATE([.$B$3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1">
          <table:table-cell table:style-name="ce48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.$B$1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1">
          <table:table-cell table:style-name="ce49" table:formula="of:=CONCATENATE([.$B$2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1">
          <table:table-cell table:formula="of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1">
          <table:table-cell table:formula="of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1">
          <table:table-cell table:formula="of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1">
          <table:table-cell table:style-name="ce48" table:formula="of:=CONCATENATE([.$B$3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1">
          <table:table-cell table:style-name="ce48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.$B$1]; [Tables.C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1">
          <table:table-cell table:style-name="ce49" table:formula="of:=CONCATENATE([.$B$2];&quot;'&quot;; [Tables.C22]; &quot;' ( &quot;)" office:value-type="string" office:string-value="CREATE TABLE 'DI_Event' ( ">
            <text:p>CREATE TABLE 'DI_Event' ( </text:p>
          </table:table-cell>
          <table:table-cell table:number-columns-repeated="255"/>
        </table:table-row>
        <table:table-row table:style-name="ro1">
          <table:table-cell table:formula="of:=CONCATENATE([Tables.C23]; &quot; &quot;; [Tables.D23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1">
          <table:table-cell table:formula="of:=CONCATENATE([Tables.C24]; &quot; &quot;; [Tables.D24]; &quot;, &quot;)" office:value-type="string" office:string-value="EventLangCode VARCHAR(3) NOT NULL, ">
            <text:p>EventLangCode VARCHAR(3) NOT NULL, </text:p>
          </table:table-cell>
          <table:table-cell table:number-columns-repeated="255"/>
        </table:table-row>
        <table:table-row table:style-name="ro1">
          <table:table-cell table:formula="of:=CONCATENATE([Tables.C25]; &quot; &quot;; [Tables.D25]; &quot;, &quot;)" office:value-type="string" office:string-value="EvenlName VARCHAR(50), ">
            <text:p>EvenlName VARCHAR(50), </text:p>
          </table:table-cell>
          <table:table-cell table:number-columns-repeated="255"/>
        </table:table-row>
        <table:table-row table:style-name="ro1">
          <table:table-cell table:formula="of:=CONCATENATE([Tables.C26]; &quot; &quot;; [Tables.D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C27]; &quot; &quot;; [Tables.D27]; &quot;, &quot;)" office:value-type="string" office:string-value="EventActive BOOLEAN, ">
            <text:p>EventActive BOOLEAN, </text:p>
          </table:table-cell>
          <table:table-cell table:number-columns-repeated="255"/>
        </table:table-row>
        <table:table-row table:style-name="ro1">
          <table:table-cell table:formula="of:=CONCATENATE([Tables.C28]; &quot; &quot;; [Tables.D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C29]; &quot; &quot;; [Tables.D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C30]; &quot; &quot;; [Tables.D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1">
          <table:table-cell table:formula="of:=CONCATENATE([Tables.C31]; &quot; &quot;; [Tables.D3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1">
          <table:table-cell table:style-name="ce48" table:formula="of:=CONCATENATE([.$B$3]; &quot;('&quot;; [Tables.C23];&quot;','&quot;; [Tables.C24]; &quot;')&quot;)" office:value-type="string" office:string-value="PRIMARY KEY('EventId','EventLangCode')">
            <text:p>PRIMARY KEY('EventId','EventLangCode')</text:p>
          </table:table-cell>
          <table:table-cell table:number-columns-repeated="255"/>
        </table:table-row>
        <table:table-row table:style-name="ro1">
          <table:table-cell table:style-name="ce48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.$B$1]; [Tables.C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1">
          <table:table-cell table:style-name="ce49" table:formula="of:=CONCATENATE([.$B$2];&quot;'&quot;; [Tables.C33]; &quot;' ( &quot;)" office:value-type="string" office:string-value="CREATE TABLE 'DI_Cause' ( ">
            <text:p>CREATE TABLE 'DI_Cause' ( </text:p>
          </table:table-cell>
          <table:table-cell table:number-columns-repeated="255"/>
        </table:table-row>
        <table:table-row table:style-name="ro1">
          <table:table-cell table:formula="of:=CONCATENATE([Tables.C34]; &quot; &quot;; [Tables.D34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1">
          <table:table-cell table:formula="of:=CONCATENATE([Tables.C35]; &quot; &quot;; [Tables.D35]; &quot;, &quot;)" office:value-type="string" office:string-value="CauseLangCode VARCHAR(3) NOT NULL, ">
            <text:p>CauseLangCode VARCHAR(3) NOT NULL, </text:p>
          </table:table-cell>
          <table:table-cell table:number-columns-repeated="255"/>
        </table:table-row>
        <table:table-row table:style-name="ro1">
          <table:table-cell table:formula="of:=CONCATENATE([Tables.C36]; &quot; &quot;; [Tables.D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C37]; &quot; &quot;; [Tables.D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C38]; &quot; &quot;; [Tables.D38]; &quot;, &quot;)" office:value-type="string" office:string-value="CauseActive BOOLEAN, ">
            <text:p>CauseActive BOOLEAN, </text:p>
          </table:table-cell>
          <table:table-cell table:number-columns-repeated="255"/>
        </table:table-row>
        <table:table-row table:style-name="ro1">
          <table:table-cell table:formula="of:=CONCATENATE([Tables.C39]; &quot; &quot;; [Tables.D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C40]; &quot; &quot;; [Tables.D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C41]; &quot; &quot;; [Tables.D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1">
          <table:table-cell table:formula="of:=CONCATENATE([Tables.C42]; &quot; &quot;; [Tables.D4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1">
          <table:table-cell table:style-name="ce48" table:formula="of:=CONCATENATE([.$B$3]; &quot;('&quot;; [Tables.C34];&quot;','&quot;; [Tables.C35]; &quot;')&quot;)" office:value-type="string" office:string-value="PRIMARY KEY('CauseId','CauseLangCode')">
            <text:p>PRIMARY KEY('CauseId','CauseLangCode')</text:p>
          </table:table-cell>
          <table:table-cell table:number-columns-repeated="255"/>
        </table:table-row>
        <table:table-row table:style-name="ro1">
          <table:table-cell table:style-name="ce48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.$B$1]; [Tables.C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1">
          <table:table-cell table:style-name="ce49" table:formula="of:=CONCATENATE([.$B$2];&quot;'&quot;; [Tables.C44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1">
          <table:table-cell table:formula="of:=CONCATENATE([Tables.C45]; &quot; &quot;; [Tables.D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46]; &quot; &quot;; [Tables.D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47]; &quot; &quot;; [Tables.D47]; &quot;, &quot;)" office:value-type="string" office:string-value="DicTranslation VARCHAR(30), ">
            <text:p>DicTranslation VARCHAR(30), </text:p>
          </table:table-cell>
          <table:table-cell table:number-columns-repeated="255"/>
        </table:table-row>
        <table:table-row table:style-name="ro1">
          <table:table-cell table:formula="of:=CONCATENATE([Tables.C48]; &quot; &quot;; [Tables.D48]; &quot;, &quot;)" office:value-type="string" office:string-value="DicTechHelp VARCHAR(50), ">
            <text:p>DicTechHelp VARCHAR(50), </text:p>
          </table:table-cell>
          <table:table-cell table:number-columns-repeated="255"/>
        </table:table-row>
        <table:table-row table:style-name="ro1">
          <table:table-cell table:formula="of:=CONCATENATE([Tables.C49]; &quot; &quot;; [Tables.D49]; &quot;, &quot;)" office:value-type="string" office:string-value="DicBasDesc TEXT, ">
            <text:p>DicBasDesc TEXT, </text:p>
          </table:table-cell>
          <table:table-cell table:number-columns-repeated="255"/>
        </table:table-row>
        <table:table-row table:style-name="ro1">
          <table:table-cell table:formula="of:=CONCATENATE([Tables.C50]; &quot; &quot;; [Tables.D50]; &quot;, &quot;)" office:value-type="string" office:string-value="DicFullDesc TEXT, ">
            <text:p>DicFullDesc TEXT, </text:p>
          </table:table-cell>
          <table:table-cell table:number-columns-repeated="255"/>
        </table:table-row>
        <table:table-row table:style-name="ro1">
          <table:table-cell table:style-name="ce48" table:formula="of:=CONCATENATE([.$B$3]; &quot;('&quot;; [Tables.C45];&quot;','&quot;; [Tables.C46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1">
          <table:table-cell table:style-name="ce48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.$B$1]; [Tables.C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1">
          <table:table-cell table:style-name="ce49" table:formula="of:=CONCATENATE([.$B$2];&quot;'&quot;; [Tables.C52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1">
          <table:table-cell table:formula="of:=CONCATENATE([Tables.C53]; &quot; &quot;; [Tables.D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54]; &quot; &quot;; [Tables.D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1">
          <table:table-cell table:formula="of:=CONCATENATE([Tables.C55]; &quot; &quot;; [Tables.D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1">
          <table:table-cell table:formula="of:=CONCATENATE([Tables.C56]; &quot; &quot;; [Tables.D56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1">
          <table:table-cell table:style-name="ce48" table:formula="of:=CONCATENATE([.$B$3]; &quot;('&quot;; [Tables.C53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1">
          <table:table-cell table:style-name="ce48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 table:number-rows-repeated="417">
          <table:table-cell table:style-name="Default"/>
          <table:table-cell table:number-columns-repeated="255"/>
        </table:table-row>
        <table:table-row table:style-name="ro1" table:number-rows-repeated="650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RE" table:style-name="ta1" table:print="false">
        <table:table-column table:style-name="co28" table:default-cell-style-name="ce1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1"/>
        <table:table-row table:style-name="ro1">
          <table:table-cell table:style-name="ce46" table:formula="of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255"/>
        </table:table-row>
        <table:table-row table:style-name="ro1">
          <table:table-cell table:style-name="ce47" table:formula="of:=[Tables.D3]" office:value-type="date" office:date-value="2009-02-09">
            <text:p>2009-02-09</text:p>
          </table:table-cell>
          <table:table-cell table:number-columns-repeated="255"/>
        </table:table-row>
        <table:table-row table:style-name="ro1">
          <table:table-cell office:value-type="string">
            <text:p>*/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f:=CONCATENATE([BASIC.$B$1]; [Tables.H5]; &quot;;&quot;)" office:value-type="string" office:string-value="DROP TABLE IF EXISTS Region;">
            <text:p>DROP TABLE IF EXISTS Region;</text:p>
          </table:table-cell>
          <table:table-cell table:number-columns-repeated="255"/>
        </table:table-row>
        <table:table-row table:style-name="ro1">
          <table:table-cell table:style-name="ce49" table:formula="of:=CONCATENATE([BASIC.$B$2]; &quot;'&quot;; [Tables.H5]; &quot;' ( &quot;)" office:value-type="string" office:string-value="CREATE TABLE 'Region' ( ">
            <text:p>CREATE TABLE 'Region' ( </text:p>
          </table:table-cell>
          <table:table-cell table:number-columns-repeated="255"/>
        </table:table-row>
        <table:table-row table:style-name="ro1">
          <table:table-cell table:formula="of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H7]; &quot; &quot;; [Tables.I7]; &quot;, &quot;)" office:value-type="string" office:string-value="RegionLabel VARCHAR(200) NOT NULL, ">
            <text:p>RegionLabel VARCHAR(200) NOT NULL, </text:p>
          </table:table-cell>
          <table:table-cell table:number-columns-repeated="255"/>
        </table:table-row>
        <table:table-row table:style-name="ro1">
          <table:table-cell table:formula="of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1">
          <table:table-cell table:formula="of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255"/>
        </table:table-row>
        <table:table-row table:style-name="ro1">
          <table:table-cell table:formula="of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255"/>
        </table:table-row>
        <table:table-row table:style-name="ro1">
          <table:table-cell table:formula="of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255"/>
        </table:table-row>
        <table:table-row table:style-name="ro1">
          <table:table-cell table:formula="of:=CONCATENATE([Tables.H13]; &quot; &quot;; [Tables.I13]; &quot;, &quot;)" office:value-type="string" office:string-value="IsCRegion BOOLEAN, ">
            <text:p>IsCRegion BOOLEAN, </text:p>
          </table:table-cell>
          <table:table-cell table:number-columns-repeated="255"/>
        </table:table-row>
        <table:table-row table:style-name="ro1">
          <table:table-cell table:formula="of:=CONCATENATE([Tables.H14]; &quot; &quot;; [Tables.I14]; &quot;, &quot;)" office:value-type="string" office:string-value="IsVRegion BOOLEAN, ">
            <text:p>IsVRegion BOOLEAN, </text:p>
          </table:table-cell>
          <table:table-cell table:number-columns-repeated="255"/>
        </table:table-row>
        <table:table-row table:style-name="ro1">
          <table:table-cell table:style-name="ce48" table:formula="of:=CONCATENATE([BASIC.$B$3]; &quot;('&quot;; [Tables.H6];&quot;')&quot;)" office:value-type="string" office:string-value="PRIMARY KEY('RegionId')">
            <text:p>PRIMARY KEY('RegionId')</text:p>
          </table:table-cell>
          <table:table-cell table:number-columns-repeated="255"/>
        </table:table-row>
        <table:table-row table:style-name="ro1">
          <table:table-cell table:formula="of:=[BASIC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BASIC.$B$1]; [Tables.H17]; &quot;;&quot;)" office:value-type="string" office:string-value="DROP TABLE IF EXISTS CVRegionItem;">
            <text:p>DROP TABLE IF EXISTS CVRegionItem;</text:p>
          </table:table-cell>
          <table:table-cell table:number-columns-repeated="255"/>
        </table:table-row>
        <table:table-row table:style-name="ro1">
          <table:table-cell table:style-name="ce49" table:formula="of:=CONCATENATE([BASIC.$B$2]; &quot;'&quot;; [Tables.H17]; &quot;' ( &quot;)" office:value-type="string" office:string-value="CREATE TABLE 'CVRegionItem' ( ">
            <text:p>CREATE TABLE 'CVRegionItem' ( </text:p>
          </table:table-cell>
          <table:table-cell table:number-columns-repeated="255"/>
        </table:table-row>
        <table:table-row table:style-name="ro1">
          <table:table-cell table:formula="of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255"/>
        </table:table-row>
        <table:table-row table:style-name="ro1">
          <table:table-cell table:formula="of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255"/>
        </table:table-row>
        <table:table-row table:style-name="ro1">
          <table:table-cell table:style-name="ce48" table:formula="of:=CONCATENATE([BASIC.$B$3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255"/>
        </table:table-row>
        <table:table-row table:style-name="ro1">
          <table:table-cell table:formula="of:=[BASIC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BASIC.$B$1]; [Tables.H22]; &quot;;&quot;)" office:value-type="string" office:string-value="DROP TABLE IF EXISTS RegionAuth;">
            <text:p>DROP TABLE IF EXISTS RegionAuth;</text:p>
          </table:table-cell>
          <table:table-cell table:number-columns-repeated="255"/>
        </table:table-row>
        <table:table-row table:style-name="ro1">
          <table:table-cell table:style-name="ce49" table:formula="of:=CONCATENATE([BASIC.$B$2]; &quot;'&quot;;[Tables.H22]; &quot;' ( &quot;)" office:value-type="string" office:string-value="CREATE TABLE 'RegionAuth' ( ">
            <text:p>CREATE TABLE 'RegionAuth' ( </text:p>
          </table:table-cell>
          <table:table-cell table:number-columns-repeated="255"/>
        </table:table-row>
        <table:table-row table:style-name="ro1">
          <table:table-cell table:formula="of:=CONCATENATE([Tables.H23]; &quot; &quot;; [Tables.I23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1">
          <table:table-cell table:formula="of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255"/>
        </table:table-row>
        <table:table-row table:style-name="ro1">
          <table:table-cell table:formula="of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255"/>
        </table:table-row>
        <table:table-row table:style-name="ro1">
          <table:table-cell table:formula="of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255"/>
        </table:table-row>
        <table:table-row table:style-name="ro1">
          <table:table-cell table:style-name="ce48" table:formula="of:=CONCATENATE([BASIC.$B$3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255"/>
        </table:table-row>
        <table:table-row table:style-name="ro1">
          <table:table-cell table:formula="of:=[BASIC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BASIC.$B$1]; [Tables.H29]; &quot;;&quot;)" office:value-type="string" office:string-value="DROP TABLE IF EXISTS Queries;">
            <text:p>DROP TABLE IF EXISTS Queries;</text:p>
          </table:table-cell>
          <table:table-cell table:number-columns-repeated="255"/>
        </table:table-row>
        <table:table-row table:style-name="ro1">
          <table:table-cell table:style-name="ce49" table:formula="of:=CONCATENATE([BASIC.$B$2]; &quot;'&quot;; [Tables.H29]; &quot;' ( &quot;)" office:value-type="string" office:string-value="CREATE TABLE 'Queries' ( ">
            <text:p>CREATE TABLE 'Queries' ( </text:p>
          </table:table-cell>
          <table:table-cell table:number-columns-repeated="255"/>
        </table:table-row>
        <table:table-row table:style-name="ro1">
          <table:table-cell table:formula="of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255"/>
        </table:table-row>
        <table:table-row table:style-name="ro1">
          <table:table-cell table:formula="of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255"/>
        </table:table-row>
        <table:table-row table:style-name="ro1">
          <table:table-cell table:formula="of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255"/>
        </table:table-row>
        <table:table-row table:style-name="ro1">
          <table:table-cell table:formula="of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255"/>
        </table:table-row>
        <table:table-row table:style-name="ro1">
          <table:table-cell table:formula="of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255"/>
        </table:table-row>
        <table:table-row table:style-name="ro1">
          <table:table-cell table:formula="of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255"/>
        </table:table-row>
        <table:table-row table:style-name="ro1">
          <table:table-cell table:style-name="ce48" table:formula="of:=CONCATENATE([BASIC.$B$3]; &quot;('&quot;; [Tables.H30];&quot;')&quot;)" office:value-type="string" office:string-value="PRIMARY KEY('QueryId')">
            <text:p>PRIMARY KEY('QueryId')</text:p>
          </table:table-cell>
          <table:table-cell table:number-columns-repeated="255"/>
        </table:table-row>
        <table:table-row table:style-name="ro1">
          <table:table-cell table:formula="of:=[BASIC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BASIC.$B$1]; [Tables.H38]; &quot;;&quot;)" office:value-type="string" office:string-value="DROP TABLE IF EXISTS User;">
            <text:p>DROP TABLE IF EXISTS User;</text:p>
          </table:table-cell>
          <table:table-cell table:number-columns-repeated="255"/>
        </table:table-row>
        <table:table-row table:style-name="ro1">
          <table:table-cell table:style-name="ce49" table:formula="of:=CONCATENATE([BASIC.$B$2]; &quot;'&quot;; [Tables.H38]; &quot;' ( &quot;)" office:value-type="string" office:string-value="CREATE TABLE 'User' ( ">
            <text:p>CREATE TABLE 'User' ( </text:p>
          </table:table-cell>
          <table:table-cell table:number-columns-repeated="255"/>
        </table:table-row>
        <table:table-row table:style-name="ro1">
          <table:table-cell table:formula="of:=CONCATENATE([Tables.H39]; &quot; &quot;; [Tables.I39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1">
          <table:table-cell table:formula="of:=CONCATENATE([Tables.H40]; &quot; &quot;; [Tables.I40]; &quot;, &quot;)" office:value-type="string" office:string-value="UserEMail VARCHAR(100) NOT NULL, ">
            <text:p>UserEMail VARCHAR(100) NOT NULL, </text:p>
          </table:table-cell>
          <table:table-cell table:number-columns-repeated="255"/>
        </table:table-row>
        <table:table-row table:style-name="ro1">
          <table:table-cell table:formula="of:=CONCATENATE([Tables.H41]; &quot; &quot;; [Tables.I41]; &quot;, &quot;)" office:value-type="string" office:string-value="UserPasswd VARCHAR(100) NOT NULL, ">
            <text:p>UserPasswd VARCHAR(100) NOT NULL, </text:p>
          </table:table-cell>
          <table:table-cell table:number-columns-repeated="255"/>
        </table:table-row>
        <table:table-row table:style-name="ro1">
          <table:table-cell table:formula="of:=CONCATENATE([Tables.H42]; &quot; &quot;; [Tables.I42]; &quot;, &quot;)" office:value-type="string" office:string-value="UserFullName VARCHAR(100) NOT NULL, ">
            <text:p>UserFullName VARCHAR(100) NOT NULL, </text:p>
          </table:table-cell>
          <table:table-cell table:number-columns-repeated="255"/>
        </table:table-row>
        <table:table-row table:style-name="ro1">
          <table:table-cell table:formula="of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255"/>
        </table:table-row>
        <table:table-row table:style-name="ro1">
          <table:table-cell table:formula="of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1">
          <table:table-cell table:formula="of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255"/>
        </table:table-row>
        <table:table-row table:style-name="ro1">
          <table:table-cell table:formula="of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255"/>
        </table:table-row>
        <table:table-row table:style-name="ro1">
          <table:table-cell table:formula="of:=CONCATENATE([Tables.H47]; &quot; &quot;; [Tables.I47]; &quot;, &quot;)" office:value-type="string" office:string-value="UserNotes TEXT, ">
            <text:p>UserNotes TEXT, </text:p>
          </table:table-cell>
          <table:table-cell table:number-columns-repeated="255"/>
        </table:table-row>
        <table:table-row table:style-name="ro1">
          <table:table-cell table:formula="of:=CONCATENATE([Tables.H48]; &quot; &quot;; [Tables.I48]; &quot;, &quot;)" office:value-type="string" office:string-value="UserActive BOOLEAN, ">
            <text:p>UserActive BOOLEAN, </text:p>
          </table:table-cell>
          <table:table-cell table:number-columns-repeated="255"/>
        </table:table-row>
        <table:table-row table:style-name="ro1">
          <table:table-cell table:style-name="ce48" table:formula="of:=CONCATENATE([BASIC.$B$3]; &quot;('&quot;; [Tables.H39];&quot;')&quot;)" office:value-type="string" office:string-value="PRIMARY KEY('Username')">
            <text:p>PRIMARY KEY('Username')</text:p>
          </table:table-cell>
          <table:table-cell table:number-columns-repeated="255"/>
        </table:table-row>
        <table:table-row table:style-name="ro1">
          <table:table-cell table:formula="of:=[BASIC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BASIC.$B$1]; [Tables.H50]; &quot;;&quot;)" office:value-type="string" office:string-value="DROP TABLE IF EXISTS UserOption;">
            <text:p>DROP TABLE IF EXISTS UserOption;</text:p>
          </table:table-cell>
          <table:table-cell table:number-columns-repeated="255"/>
        </table:table-row>
        <table:table-row table:style-name="ro1">
          <table:table-cell table:style-name="ce49" table:formula="of:=CONCATENATE([BASIC.$B$2]; &quot;'&quot;; [Tables.H50]; &quot;' ( &quot;)" office:value-type="string" office:string-value="CREATE TABLE 'UserOption' ( ">
            <text:p>CREATE TABLE 'UserOption' ( </text:p>
          </table:table-cell>
          <table:table-cell table:number-columns-repeated="255"/>
        </table:table-row>
        <table:table-row table:style-name="ro1">
          <table:table-cell table:formula="of:=CONCATENATE([Tables.H51]; &quot; &quot;; [Tables.I51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1">
          <table:table-cell table:formula="of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255"/>
        </table:table-row>
        <table:table-row table:style-name="ro1">
          <table:table-cell table:formula="of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255"/>
        </table:table-row>
        <table:table-row table:style-name="ro1">
          <table:table-cell table:formula="of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255"/>
        </table:table-row>
        <table:table-row table:style-name="ro1">
          <table:table-cell table:style-name="ce48" table:formula="of:=CONCATENATE([BASIC.$B$3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255"/>
        </table:table-row>
        <table:table-row table:style-name="ro1">
          <table:table-cell table:formula="of:=[BASIC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User VALUES ('root', <text:a xlink:href="mailto:'root@localhost">'root@localhost</text:a>', 'root', 'Portal Administrator', '', '', '', '2008-01-01', '', true);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RegionAuth VALUES ('root', '', 'REGION', 5, '');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RegionAuth VALUES ('root', '', 'USER', 5, '');</text:p>
          </table:table-cell>
          <table:table-cell table:number-columns-repeated="255"/>
        </table:table-row>
        <table:table-row table:style-name="ro1" table:number-rows-repeated="654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GION" table:style-name="ta1" table:print="false">
        <office:forms form:automatic-focus="false" form:apply-design-mode="false"/>
        <table:table-column table:style-name="co29" table:default-cell-style-name="ce1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1"/>
        <table:table-row table:style-name="ro1">
          <table:table-cell table:style-name="ce46" table:formula="of:=CONCATENATE(&quot;/* &quot;; [Tables.O2]; &quot; - &quot;; [Tables.N2])" office:value-type="string" office:string-value="/* &lt;REGION&gt;.DB - DesInventar8.2">
            <text:p>/* &lt;REGION&gt;.DB - DesInventar8.2</text:p>
          </table:table-cell>
          <table:table-cell table:number-columns-repeated="255"/>
        </table:table-row>
        <table:table-row table:style-name="ro1">
          <table:table-cell table:style-name="ce47" table:formula="of:=[Tables.D3]" office:value-type="date" office:date-value="2009-02-09">
            <text:p>2009-02-09</text:p>
          </table:table-cell>
          <table:table-cell table:number-columns-repeated="255"/>
        </table:table-row>
        <table:table-row table:style-name="ro1">
          <table:table-cell office:value-type="string">
            <text:p>*/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f:=CONCATENATE([BASIC.$B$1]; [Tables.N5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1">
          <table:table-cell table:style-name="ce49" table:formula="of:=CONCATENATE([BASIC.$B$2]; &quot;'&quot;; [Tables.N5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1">
          <table:table-cell table:formula="of:=CONCATENATE([Tables.N6]; &quot; &quot;; [Tables.O6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1">
          <table:table-cell table:formula="of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1">
          <table:table-cell table:formula="of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1">
          <table:table-cell table:style-name="ce48" table:formula="of:=CONCATENATE([BASIC.$B$3]; &quot;('&quot;; [Tables.N6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1">
          <table:table-cell table:style-name="ce48" table:formula="of:=[BASIC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f:=CONCATENATE([BASIC.$B$1]; [Tables.N10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1">
          <table:table-cell table:style-name="ce53" table:formula="of:=CONCATENATE([BASIC.$B$2]; &quot;'&quot;; [Tables.N10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1">
          <table:table-cell table:formula="of:=CONCATENATE([Tables.N11]; &quot; &quot;; [Tables.O11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1">
          <table:table-cell table:formula="of:=CONCATENATE([Tables.N12]; &quot; &quot;; [Tables.O12]; &quot;, &quot;)" office:value-type="string" office:string-value="EventLangCode VARCHAR(3) NOT NULL, ">
            <text:p>EventLangCode VARCHAR(3) NOT NULL, </text:p>
          </table:table-cell>
          <table:table-cell table:number-columns-repeated="255"/>
        </table:table-row>
        <table:table-row table:style-name="ro1">
          <table:table-cell table:formula="of:=CONCATENATE([Tables.N13]; &quot; &quot;; [Tables.O13]; &quot;, &quot;)" office:value-type="string" office:string-value="EvenlName VARCHAR(50), ">
            <text:p>EvenlName VARCHAR(50), </text:p>
          </table:table-cell>
          <table:table-cell table:number-columns-repeated="255"/>
        </table:table-row>
        <table:table-row table:style-name="ro1">
          <table:table-cell table:formula="of:=CONCATENATE([Tables.N14]; &quot; &quot;; [Tables.O14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N15]; &quot; &quot;; [Tables.O15]; &quot;, &quot;)" office:value-type="string" office:string-value="EventActive BOOLEAN NOT NULL DEFAULT TRUE, ">
            <text:p>EventActive BOOLEAN NOT NULL DEFAULT TRUE, </text:p>
          </table:table-cell>
          <table:table-cell table:number-columns-repeated="255"/>
        </table:table-row>
        <table:table-row table:style-name="ro1">
          <table:table-cell table:formula="of:=CONCATENATE([Tables.N16]; &quot; &quot;; [Tables.O16]; &quot;, &quot;)" office:value-type="string" office:string-value="EventPredefined BOOLEAN NOT NULL DEFAULT False, ">
            <text:p>EventPredefined BOOLEAN NOT NULL DEFAULT False, </text:p>
          </table:table-cell>
          <table:table-cell table:number-columns-repeated="255"/>
        </table:table-row>
        <table:table-row table:style-name="ro1">
          <table:table-cell table:formula="of:=CONCATENATE([Tables.N17]; &quot; &quot;; [Tables.O17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N18]; &quot; &quot;; [Tables.O18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N19]; &quot; &quot;; [Tables.O19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1">
          <table:table-cell table:formula="of:=CONCATENATE([Tables.N20]; &quot; &quot;; [Tables.O20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1">
          <table:table-cell table:style-name="ce48" table:formula="of:=CONCATENATE([BASIC.$B$3]; &quot;('&quot;; [Tables.N11];&quot;','&quot;; [Tables.N12];&quot;')&quot;)" office:value-type="string" office:string-value="PRIMARY KEY('EventId','EventLangCode')">
            <text:p>PRIMARY KEY('EventId','EventLangCode')</text:p>
          </table:table-cell>
          <table:table-cell table:number-columns-repeated="255"/>
        </table:table-row>
        <table:table-row table:style-name="ro1">
          <table:table-cell table:style-name="ce48" table:formula="of:=[BASIC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f:=CONCATENATE([BASIC.$B$1]; [Tables.N22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1">
          <table:table-cell table:style-name="ce54" table:formula="of:=CONCATENATE([BASIC.$B$2]; &quot;'&quot;; [Tables.N22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1">
          <table:table-cell table:formula="of:=CONCATENATE([Tables.N23]; &quot; &quot;; [Tables.O23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1">
          <table:table-cell table:formula="of:=CONCATENATE([Tables.N24]; &quot; &quot;; [Tables.O24]; &quot;, &quot;)" office:value-type="string" office:string-value="CauseLangCode VARCHAR(3) NOT NULL, ">
            <text:p>CauseLangCode VARCHAR(3) NOT NULL, </text:p>
          </table:table-cell>
          <table:table-cell table:number-columns-repeated="255"/>
        </table:table-row>
        <table:table-row table:style-name="ro1">
          <table:table-cell table:formula="of:=CONCATENATE([Tables.N25]; &quot; &quot;; [Tables.O25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N26]; &quot; &quot;; [Tables.O26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N27]; &quot; &quot;; [Tables.O27]; &quot;, &quot;)" office:value-type="string" office:string-value="CauseActive BOOLEAN NOT NULL DEFAULT TRUE, ">
            <text:p>CauseActive BOOLEAN NOT NULL DEFAULT TRUE, </text:p>
          </table:table-cell>
          <table:table-cell table:number-columns-repeated="255"/>
        </table:table-row>
        <table:table-row table:style-name="ro1">
          <table:table-cell table:formula="of:=CONCATENATE([Tables.N28]; &quot; &quot;; [Tables.O28]; &quot;, &quot;)" office:value-type="string" office:string-value="CausePredefined BOOLEAN NOT NULL DEFAULT False, ">
            <text:p>CausePredefined BOOLEAN NOT NULL DEFAULT False, </text:p>
          </table:table-cell>
          <table:table-cell table:number-columns-repeated="255"/>
        </table:table-row>
        <table:table-row table:style-name="ro1">
          <table:table-cell table:formula="of:=CONCATENATE([Tables.N29]; &quot; &quot;; [Tables.O2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N30]; &quot; &quot;; [Tables.O3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N31]; &quot; &quot;; [Tables.O3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1">
          <table:table-cell table:formula="of:=CONCATENATE([Tables.N32]; &quot; &quot;; [Tables.O3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1">
          <table:table-cell table:style-name="ce48" table:formula="of:=CONCATENATE([BASIC.$B$3]; &quot;('&quot;; [Tables.N23];&quot;','&quot;; [Tables.N24];&quot;')&quot;)" office:value-type="string" office:string-value="PRIMARY KEY('CauseId','CauseLangCode')">
            <text:p>PRIMARY KEY('CauseId','CauseLangCode')</text:p>
          </table:table-cell>
          <table:table-cell table:number-columns-repeated="255"/>
        </table:table-row>
        <table:table-row table:style-name="ro1">
          <table:table-cell table:style-name="ce48" table:formula="of:=[BASIC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f:=CONCATENATE([BASIC.$B$1]; [Tables.N34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1">
          <table:table-cell table:style-name="ce55" table:formula="of:=CONCATENATE([BASIC.$B$2]; &quot;'&quot;; [Tables.N34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1">
          <table:table-cell table:formula="of:=CONCATENATE([Tables.N35]; &quot; &quot;; [Tables.O35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1">
          <table:table-cell table:formula="of:=CONCATENATE([Tables.N36]; &quot; &quot;; [Tables.O36]; &quot;, &quot;)" office:value-type="string" office:string-value="GeoLevelLangCode VARCHAR(3) NOT NULL, ">
            <text:p>GeoLevelLangCode VARCHAR(3) NOT NULL, </text:p>
          </table:table-cell>
          <table:table-cell table:number-columns-repeated="255"/>
        </table:table-row>
        <table:table-row table:style-name="ro1">
          <table:table-cell table:formula="of:=CONCATENATE([Tables.N37]; &quot; &quot;; [Tables.O37]; &quot;, &quot;)" office:value-type="string" office:string-value="GeoLevelName VARCHAR(50) NOT NULL DEFAULT '---', ">
            <text:p>GeoLevelName VARCHAR(50) NOT NULL DEFAULT '---', </text:p>
          </table:table-cell>
          <table:table-cell table:number-columns-repeated="255"/>
        </table:table-row>
        <table:table-row table:style-name="ro1">
          <table:table-cell table:formula="of:=CONCATENATE([Tables.N38]; &quot; &quot;; [Tables.O38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1">
          <table:table-cell table:formula="of:=CONCATENATE([Tables.N39]; &quot; &quot;; [Tables.O39]; &quot;, &quot;)" office:value-type="string" office:string-value="GeoLevelActive BOOLEAN NOT NULL DEFAULT False, ">
            <text:p>GeoLevelActive BOOLEAN NOT NULL DEFAULT False, </text:p>
          </table:table-cell>
          <table:table-cell table:number-columns-repeated="255"/>
        </table:table-row>
        <table:table-row table:style-name="ro1">
          <table:table-cell table:formula="of:=CONCATENATE([Tables.N40]; &quot; &quot;; [Tables.O40]; &quot;, &quot;)" office:value-type="string" office:string-value="GeoLevelLayerFile VARCHAR(50) NULL, ">
            <text:p>GeoLevelLayerFile VARCHAR(50) NULL, </text:p>
          </table:table-cell>
          <table:table-cell table:number-columns-repeated="255"/>
        </table:table-row>
        <table:table-row table:style-name="ro1">
          <table:table-cell table:formula="of:=CONCATENATE([Tables.N41]; &quot; &quot;; [Tables.O41]; &quot;, &quot;)" office:value-type="string" office:string-value="GeoLevelLayerName VARCHAR(50) NULL, ">
            <text:p>GeoLevelLayerName VARCHAR(50) NULL, </text:p>
          </table:table-cell>
          <table:table-cell table:number-columns-repeated="255"/>
        </table:table-row>
        <table:table-row table:style-name="ro1">
          <table:table-cell table:formula="of:=CONCATENATE([Tables.N42]; &quot; &quot;; [Tables.O42]; &quot;, &quot;)" office:value-type="string" office:string-value="GeoLevelLayerCode VARCHAR(50) NULL, ">
            <text:p>GeoLevelLayerCode VARCHAR(50) NULL, </text:p>
          </table:table-cell>
          <table:table-cell table:number-columns-repeated="255"/>
        </table:table-row>
        <table:table-row table:style-name="ro1">
          <table:table-cell table:style-name="ce48" table:formula="of:=CONCATENATE([BASIC.$B$3]; &quot;('&quot;; [Tables.N35];&quot;','&quot;;[Tables.N36];&quot;')&quot;)" office:value-type="string" office:string-value="PRIMARY KEY('GeoLevelId','GeoLevelLangCode')">
            <text:p>PRIMARY KEY('GeoLevelId','GeoLevelLangCode')</text:p>
          </table:table-cell>
          <table:table-cell table:number-columns-repeated="255"/>
        </table:table-row>
        <table:table-row table:style-name="ro1">
          <table:table-cell table:style-name="ce48" table:formula="of:=[BASIC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f:=CONCATENATE([BASIC.$B$1]; [Tables.N4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1">
          <table:table-cell table:style-name="ce55" table:formula="of:=CONCATENATE([BASIC.$B$2]; &quot;'&quot;; [Tables.N4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1">
          <table:table-cell table:formula="of:=CONCATENATE([Tables.N45]; &quot; &quot;; [Tables.O45]; &quot;, &quot;)" office:value-type="string" office:string-value="GeographyId VARCHAR(100) NOT NULL, ">
            <text:p>GeographyId VARCHAR(100) NOT NULL, </text:p>
          </table:table-cell>
          <table:table-cell table:number-columns-repeated="255"/>
        </table:table-row>
        <table:table-row table:style-name="ro1">
          <table:table-cell table:formula="of:=CONCATENATE([Tables.N46]; &quot; &quot;; [Tables.O46]; &quot;, &quot;)" office:value-type="string" office:string-value="GeographyLangCode VARCHAR(3) NOT NULL, ">
            <text:p>GeographyLangCode VARCHAR(3) NOT NULL, </text:p>
          </table:table-cell>
          <table:table-cell table:number-columns-repeated="255"/>
        </table:table-row>
        <table:table-row table:style-name="ro1">
          <table:table-cell table:formula="of:=CONCATENATE([Tables.N47]; &quot; &quot;; [Tables.O47]; &quot;, &quot;)" office:value-type="string" office:string-value="GeographyCode VARCHAR(100) NOT NULL DEFAULT '---', ">
            <text:p>GeographyCode VARCHAR(100) NOT NULL DEFAULT '---', </text:p>
          </table:table-cell>
          <table:table-cell table:number-columns-repeated="255"/>
        </table:table-row>
        <table:table-row table:style-name="ro1">
          <table:table-cell table:formula="of:=CONCATENATE([Tables.N48]; &quot; &quot;; [Tables.O48]; &quot;, &quot;)" office:value-type="string" office:string-value="GeographyName VARCHAR(200) NOT NULL DEFAULT '---', ">
            <text:p>GeographyName VARCHAR(200) NOT NULL DEFAULT '---', </text:p>
          </table:table-cell>
          <table:table-cell table:number-columns-repeated="255"/>
        </table:table-row>
        <table:table-row table:style-name="ro1">
          <table:table-cell table:formula="of:=CONCATENATE([Tables.N49]; &quot; &quot;; [Tables.O49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1">
          <table:table-cell table:formula="of:=CONCATENATE([Tables.N50]; &quot; &quot;; [Tables.O50]; &quot;, &quot;)" office:value-type="string" office:string-value="GeographyActive BOOLEAN NOT NULL DEFAULT TRUE, ">
            <text:p>GeographyActive BOOLEAN NOT NULL DEFAULT TRUE, </text:p>
          </table:table-cell>
          <table:table-cell table:number-columns-repeated="255"/>
        </table:table-row>
        <table:table-row table:style-name="ro1">
          <table:table-cell table:style-name="ce48" table:formula="of:=CONCATENATE([BASIC.$B$3]; &quot;('&quot;; [Tables.N45];&quot;','&quot;;[Tables.N46];&quot;')&quot;)" office:value-type="string" office:string-value="PRIMARY KEY('GeographyId','GeographyLangCode')">
            <text:p>PRIMARY KEY('GeographyId','GeographyLangCode')</text:p>
          </table:table-cell>
          <table:table-cell table:number-columns-repeated="255"/>
        </table:table-row>
        <table:table-row table:style-name="ro1">
          <table:table-cell table:style-name="ce48" table:formula="of:=[BASIC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f:=CONCATENATE([BASIC.$B$1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1">
          <table:table-cell table:style-name="ce56" table:formula="of:=CONCATENATE([BASIC.$B$2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1">
          <table:table-cell table:formula="of:=CONCATENATE([Tables.Q3]; &quot; &quot;; [Tables.R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1">
          <table:table-cell table:formula="of:=CONCATENATE([Tables.Q4]; &quot; &quot;; [Tables.R4]; &quot;, &quot;)" office:value-type="string" office:string-value="DisasterSerial VARCHAR(50) NOT NULL, ">
            <text:p>DisasterSerial VARCHAR(50) NOT NULL, </text:p>
          </table:table-cell>
          <table:table-cell table:number-columns-repeated="255"/>
        </table:table-row>
        <table:table-row table:style-name="ro1">
          <table:table-cell table:formula="of:=CONCATENATE([Tables.Q5]; &quot; &quot;; [Tables.R5]; &quot;, &quot;)" office:value-type="string" office:string-value="DisasterBeginTime VARCHAR(30) NOT NULL, ">
            <text:p>DisasterBeginTime VARCHAR(30) NOT NULL, </text:p>
          </table:table-cell>
          <table:table-cell table:number-columns-repeated="255"/>
        </table:table-row>
        <table:table-row table:style-name="ro1">
          <table:table-cell table:formula="of:=CONCATENATE([Tables.Q6]; &quot; &quot;; [Tables.R6]; &quot;, &quot;)" office:value-type="string" office:string-value="DisasterGeographyId VARCHAR(100) NOT NULL, ">
            <text:p>DisasterGeographyId VARCHAR(100) NOT NULL, </text:p>
          </table:table-cell>
          <table:table-cell table:number-columns-repeated="255"/>
        </table:table-row>
        <table:table-row table:style-name="ro1">
          <table:table-cell table:formula="of:=CONCATENATE([Tables.Q7]; &quot; &quot;; [Tables.R7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1">
          <table:table-cell table:formula="of:=CONCATENATE([Tables.Q8]; &quot; &quot;; [Tables.R8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1">
          <table:table-cell table:formula="of:=CONCATENATE([Tables.Q9]; &quot; &quot;; [Tables.R9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1">
          <table:table-cell table:formula="of:=CONCATENATE([Tables.Q10]; &quot; &quot;; [Tables.R10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1">
          <table:table-cell table:formula="of:=CONCATENATE([Tables.Q11]; &quot; &quot;; [Tables.R11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1">
          <table:table-cell table:formula="of:=CONCATENATE([Tables.Q12]; &quot; &quot;; [Tables.R12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1">
          <table:table-cell table:formula="of:=CONCATENATE([Tables.Q13]; &quot; &quot;; [Tables.R1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Q14]; &quot; &quot;; [Tables.R14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1">
          <table:table-cell table:formula="of:=CONCATENATE([Tables.Q15]; &quot; &quot;; [Tables.R15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f:=CONCATENATE([Tables.Q16]; &quot; &quot;; [Tables.R16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1">
          <table:table-cell table:formula="of:=CONCATENATE([Tables.Q17]; &quot; &quot;; [Tables.R17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1">
          <table:table-cell table:formula="of:=CONCATENATE([Tables.Q18]; &quot; &quot;; [Tables.R18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1">
          <table:table-cell table:formula="of:=CONCATENATE([Tables.Q19]; &quot; &quot;; [Tables.R19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f:=CONCATENATE([Tables.Q20]; &quot; &quot;; [Tables.R20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1">
          <table:table-cell table:formula="of:=CONCATENATE([Tables.Q21]; &quot; &quot;; [Tables.R21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1">
          <table:table-cell table:formula="of:=CONCATENATE([Tables.Q22]; &quot; &quot;; [Tables.R22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1">
          <table:table-cell table:formula="of:=CONCATENATE([Tables.Q23]; &quot; &quot;; [Tables.R23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1">
          <table:table-cell table:formula="of:=CONCATENATE([Tables.Q24]; &quot; &quot;; [Tables.R24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1">
          <table:table-cell table:formula="of:=CONCATENATE([Tables.Q25]; &quot; &quot;; [Tables.R25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1">
          <table:table-cell table:formula="of:=CONCATENATE([Tables.Q26]; &quot; &quot;; [Tables.R26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1">
          <table:table-cell table:formula="of:=CONCATENATE([Tables.Q27]; &quot; &quot;; [Tables.R27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1">
          <table:table-cell table:formula="of:=CONCATENATE([Tables.Q28]; &quot; &quot;; [Tables.R28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1">
          <table:table-cell table:formula="of:=CONCATENATE([Tables.Q29]; &quot; &quot;; [Tables.R29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1">
          <table:table-cell table:formula="of:=CONCATENATE([Tables.Q30]; &quot; &quot;; [Tables.R30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1">
          <table:table-cell table:formula="of:=CONCATENATE([Tables.Q31]; &quot; &quot;; [Tables.R31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1">
          <table:table-cell table:formula="of:=CONCATENATE([Tables.Q32]; &quot; &quot;; [Tables.R32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1">
          <table:table-cell table:formula="of:=CONCATENATE([Tables.Q33]; &quot; &quot;; [Tables.R33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1">
          <table:table-cell table:formula="of:=CONCATENATE([Tables.Q34]; &quot; &quot;; [Tables.R34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1">
          <table:table-cell table:formula="of:=CONCATENATE([Tables.Q35]; &quot; &quot;; [Tables.R35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1">
          <table:table-cell table:formula="of:=CONCATENATE([Tables.Q36]; &quot; &quot;; [Tables.R36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1">
          <table:table-cell table:formula="of:=CONCATENATE([Tables.Q37]; &quot; &quot;; [Tables.R37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1">
          <table:table-cell table:formula="of:=CONCATENATE([Tables.Q38]; &quot; &quot;; [Tables.R38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1">
          <table:table-cell table:formula="of:=CONCATENATE([Tables.Q39]; &quot; &quot;; [Tables.R39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1">
          <table:table-cell table:formula="of:=CONCATENATE([Tables.Q40]; &quot; &quot;; [Tables.R40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1">
          <table:table-cell table:formula="of:=CONCATENATE([Tables.Q41]; &quot; &quot;; [Tables.R41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1">
          <table:table-cell table:formula="of:=CONCATENATE([Tables.Q42]; &quot; &quot;; [Tables.R42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1">
          <table:table-cell table:formula="of:=CONCATENATE([Tables.Q43]; &quot; &quot;; [Tables.R43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1">
          <table:table-cell table:formula="of:=CONCATENATE([Tables.Q44]; &quot; &quot;; [Tables.R44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1">
          <table:table-cell table:formula="of:=CONCATENATE([Tables.Q45]; &quot; &quot;; [Tables.R45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1">
          <table:table-cell table:formula="of:=CONCATENATE([Tables.Q46]; &quot; &quot;; [Tables.R46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1">
          <table:table-cell table:formula="of:=CONCATENATE([Tables.Q47]; &quot; &quot;; [Tables.R47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1">
          <table:table-cell table:formula="of:=CONCATENATE([Tables.Q48]; &quot; &quot;; [Tables.R48]; &quot;, &quot;)" office:value-type="string" office:string-value="SectorTransportQ INTEGER, ">
            <text:p>SectorTransportQ INTEGER, </text:p>
          </table:table-cell>
          <table:table-cell table:number-columns-repeated="255"/>
        </table:table-row>
        <table:table-row table:style-name="ro1">
          <table:table-cell table:formula="of:=CONCATENATE([Tables.Q49]; &quot; &quot;; [Tables.R49]; &quot;, &quot;)" office:value-type="string" office:string-value="SectorCommunicationsQ INTEGER, ">
            <text:p>SectorCommunicationsQ INTEGER, </text:p>
          </table:table-cell>
          <table:table-cell table:number-columns-repeated="255"/>
        </table:table-row>
        <table:table-row table:style-name="ro1">
          <table:table-cell table:formula="of:=CONCATENATE([Tables.Q50]; &quot; &quot;; [Tables.R50]; &quot;, &quot;)" office:value-type="string" office:string-value="SectorReliefQ INTEGER, ">
            <text:p>SectorReliefQ INTEGER, </text:p>
          </table:table-cell>
          <table:table-cell table:number-columns-repeated="255"/>
        </table:table-row>
        <table:table-row table:style-name="ro1">
          <table:table-cell table:formula="of:=CONCATENATE([Tables.Q51]; &quot; &quot;; [Tables.R51]; &quot;, &quot;)" office:value-type="string" office:string-value="SectorAgriculturalQ INTEGER, ">
            <text:p>SectorAgriculturalQ INTEGER, </text:p>
          </table:table-cell>
          <table:table-cell table:number-columns-repeated="255"/>
        </table:table-row>
        <table:table-row table:style-name="ro1">
          <table:table-cell table:formula="of:=CONCATENATE([Tables.Q52]; &quot; &quot;; [Tables.R52]; &quot;, &quot;)" office:value-type="string" office:string-value="SectorWaterSupplyQ INTEGER, ">
            <text:p>SectorWaterSupplyQ INTEGER, </text:p>
          </table:table-cell>
          <table:table-cell table:number-columns-repeated="255"/>
        </table:table-row>
        <table:table-row table:style-name="ro1">
          <table:table-cell table:formula="of:=CONCATENATE([Tables.Q53]; &quot; &quot;; [Tables.R53]; &quot;, &quot;)" office:value-type="string" office:string-value="SectorSewerageQ INTEGER, ">
            <text:p>SectorSewerageQ INTEGER, </text:p>
          </table:table-cell>
          <table:table-cell table:number-columns-repeated="255"/>
        </table:table-row>
        <table:table-row table:style-name="ro1">
          <table:table-cell table:formula="of:=CONCATENATE([Tables.Q54]; &quot; &quot;; [Tables.R54]; &quot;, &quot;)" office:value-type="string" office:string-value="SectorEducationQ INTEGER, ">
            <text:p>SectorEducationQ INTEGER, </text:p>
          </table:table-cell>
          <table:table-cell table:number-columns-repeated="255"/>
        </table:table-row>
        <table:table-row table:style-name="ro1">
          <table:table-cell table:formula="of:=CONCATENATE([Tables.Q55]; &quot; &quot;; [Tables.R55]; &quot;, &quot;)" office:value-type="string" office:string-value="SectorPowerQ INTEGER, ">
            <text:p>SectorPowerQ INTEGER, </text:p>
          </table:table-cell>
          <table:table-cell table:number-columns-repeated="255"/>
        </table:table-row>
        <table:table-row table:style-name="ro1">
          <table:table-cell table:formula="of:=CONCATENATE([Tables.Q56]; &quot; &quot;; [Tables.R56]; &quot;, &quot;)" office:value-type="string" office:string-value="SectorIndustryQ INTEGER, ">
            <text:p>SectorIndustryQ INTEGER, </text:p>
          </table:table-cell>
          <table:table-cell table:number-columns-repeated="255"/>
        </table:table-row>
        <table:table-row table:style-name="ro1">
          <table:table-cell table:formula="of:=CONCATENATE([Tables.Q57]; &quot; &quot;; [Tables.R57]; &quot;, &quot;)" office:value-type="string" office:string-value="SectorHealthQ INTEGER, ">
            <text:p>SectorHealthQ INTEGER, </text:p>
          </table:table-cell>
          <table:table-cell table:number-columns-repeated="255"/>
        </table:table-row>
        <table:table-row table:style-name="ro1">
          <table:table-cell table:formula="of:=CONCATENATE([Tables.Q58]; &quot; &quot;; [Tables.R58]; &quot;, &quot;)" office:value-type="string" office:string-value="SectorOtherQ INTEGER, ">
            <text:p>SectorOtherQ INTEGER, </text:p>
          </table:table-cell>
          <table:table-cell table:number-columns-repeated="255"/>
        </table:table-row>
        <table:table-row table:style-name="ro1">
          <table:table-cell table:style-name="ce48" table:formula="of:=CONCATENATE([BASIC.$B$3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48" table:formula="of:=[BASIC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f:=CONCATENATE([BASIC.$B$1]; [Tables.Q60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1">
          <table:table-cell table:style-name="ce56" table:formula="of:=CONCATENATE([BASIC.$B$2]; &quot;'&quot;; [Tables.Q60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1">
          <table:table-cell table:formula="of:=CONCATENATE([Tables.Q61]; &quot; &quot;; [Tables.R61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Q62]; &quot; &quot;; [Tables.R62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1">
          <table:table-cell table:formula="of:=CONCATENATE([Tables.Q63]; &quot; &quot;; [Tables.R63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1">
          <table:table-cell table:formula="of:=CONCATENATE([Tables.Q64]; &quot; &quot;; [Tables.R64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1">
          <table:table-cell table:style-name="ce48" table:formula="of:=CONCATENATE([BASIC.$B$3]; &quot;('&quot;; [Tables.Q61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1">
          <table:table-cell table:style-name="ce48" table:formula="of:=[BASIC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f:=CONCATENATE([BASIC.$B$1]; [Tables.N52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1">
          <table:table-cell table:style-name="ce56" table:formula="of:=CONCATENATE([BASIC.$B$2]; &quot;'&quot;; [Tables.N52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1">
          <table:table-cell table:formula="of:=CONCATENATE([Tables.N53]; &quot; &quot;; [Tables.O53]; &quot;, &quot;)" office:value-type="string" office:string-value="EEFieldId VARCHAR(30) NOT NULL, ">
            <text:p>EEFieldId VARCHAR(30) NOT NULL, </text:p>
          </table:table-cell>
          <table:table-cell table:number-columns-repeated="255"/>
        </table:table-row>
        <table:table-row table:style-name="ro1">
          <table:table-cell table:formula="of:=CONCATENATE([Tables.N54]; &quot; &quot;; [Tables.O54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N55]; &quot; &quot;; [Tables.O55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1">
          <table:table-cell table:formula="of:=CONCATENATE([Tables.N56]; &quot; &quot;; [Tables.O56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1">
          <table:table-cell table:formula="of:=CONCATENATE([Tables.N57]; &quot; &quot;; [Tables.O57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1">
          <table:table-cell table:formula="of:=CONCATENATE([Tables.N58]; &quot; &quot;; [Tables.O58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1">
          <table:table-cell table:formula="of:=CONCATENATE([Tables.N59]; &quot; &quot;; [Tables.O59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1">
          <table:table-cell table:formula="of:=CONCATENATE([Tables.N60]; &quot; &quot;; [Tables.O60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1">
          <table:table-cell table:style-name="ce48" table:formula="of:=CONCATENATE([BASIC.$B$3]; &quot;('&quot;; [Tables.N53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1">
          <table:table-cell table:style-name="ce48" table:formula="of:=[BASIC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f:=CONCATENATE([BASIC.$B$1]; [Tables.N62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1">
          <table:table-cell table:style-name="ce56" table:formula="of:=CONCATENATE([BASIC.$B$2]; &quot;'&quot;; [Tables.N62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1">
          <table:table-cell table:formula="of:=CONCATENATE([Tables.N63]; &quot; &quot;; [Tables.O6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1">
          <table:table-cell table:style-name="ce48" table:formula="of:=CONCATENATE([BASIC.$B$3]; &quot;('&quot;; [Tables.N6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48" table:formula="of:=[BASIC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0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“DBVersion”, “”. “”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“RegCountry”, “”. “”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“I18NFirstLang”, “”. “”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“I18NSecondLang”, “”. “”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“I18NThirdLang”, “”. “”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“SyncMasterURL”, “”. “”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“SyncLastupdate”, “”. “”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“PeriodBeginDate”, “”. “”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“PeriodEndDate”, “”. “”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“PeriodOutOfRange”, “”. “”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“InfoAdminURL”, “”. “”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“InfoCredits”, “”. “”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“InfoGeneral”, “”. “”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“InfoSources”, “”. “”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“InfoSynopsis”, “”. “”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“InfoObservation”, “”. “”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“InfoGeography”, “”. “”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“InfoCartography”, “”. “”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“InfoImageLogo”, “”. “”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“InfoImageIcon”, “”. “”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“GeoLimitMinX”, “”. “”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“GeoLimitMinY”, “”. “”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“GeoLimitMaxX”, “”. “”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“GeoLimitMaxY”, “”. “”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“CartoLayerFile”, “”. “”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“CartoLayerName”, “”. “”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“CartoLayerCode”, “”. “”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office:value-type="string">
            <text:p>INSERT INTO Info VALUES (“SyncLastupdate_Event”, “”. “”);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Info VALUES (“SyncLastupdate_Cause”, “”. “”);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Info VALUES (“SyncLastupdate_GeoLevel”, “”. “”);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Info VALUES (“SyncLastupdate_Geography”, “”. “”);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Info VALUES (“SyncLastupdate_Disaster”, “”. “”);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Info VALUES (“SyncLastupdate_EEField”, “”. “”);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Info VALUES (“SyncLastupdate_EEData”, “”. “”);</text:p>
          </table:table-cell>
          <table:table-cell table:number-columns-repeated="255"/>
        </table:table-row>
        <table:table-row table:style-name="ro1" table:number-rows-repeated="6533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fo:page-width="21.59cm" fo:page-height="27.94cm" style:num-format="1" style:print-orientation="portrait" fo:margin-top="1cm" fo:margin-bottom="1.199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0">02/10/2009</text:date>, <text:time>21:39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Mario Yandar</meta:initial-creator>
    <meta:creation-date>2008-05-07T11:20:47</meta:creation-date>
    <dc:creator>Mario Yandar</dc:creator>
    <dc:date>2009-02-10T21:39:09</dc:date>
    <meta:printed-by>Mario Yandar</meta:printed-by>
    <meta:print-date>2008-05-09T11:50:49</meta:print-date>
    <meta:editing-cycles>279</meta:editing-cycles>
    <meta:editing-duration>PT82H47M35S</meta:editing-duration>
    <meta:document-statistic meta:table-count="4" meta:cell-count="726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